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прикладная видеология<text:span text:style-name="T1"><text:line-break/>(</text:span>добавления)</text:h>
      <text:p text:style-name="Standard">крис касперски, ака мыщъх, <text:span text:style-name="T1">no-email</text:span></text:p>
      <text:h text:style-name="Heading_20_2" text:outline-level="2">первая врезка</text:h>
      <text:p text:style-name="Standard">H.264 так же известный под именем AVC (Advanced Video Coding<text:span text:style-name="T1"> –</text:span> Улучшенное Видео Кодирование) — отпрыск MPEG-4 — новый стандарт сжатия видео обеспечивающий лучшую компрессию при более высоком качестве. предполагается, что в будущем H.264 полностью вытеснит <text:span text:style-name="T1">MPEG2 </text:span>и <text:span text:style-name="T1">MPEG4</text:span></text:p>
      <text:p text:style-name="P1"/>
      <text:h text:style-name="Heading_20_2" text:outline-level="2">вторая врезка</text:h>
      <text:p text:style-name="Standard">стандарт H.264 использует принципиальную иную схему квантования, чем <text:span text:style-name="T1">MPEG-4</text:span>, поэтому, указанные ниже <text:span text:style-name="T1">Q-</text:span>коэффициенты для него неприемлемы, что, впрочем, не создает проблемы, поскольку в настоящее время <text:span text:style-name="T1">H.264 </text:span>в камерах видео-наблюдения практически не используется.</text:p>
      <text:p text:style-name="Standard"/>
      <text:h text:style-name="Heading_20_2" text:outline-level="2">последняя колонка, врезка<text:line-break/>делить или не делить?</text:h>
      <text:p text:style-name="P2">Практически все энкодеры, позволяющие задавать <text:span text:style-name="T1">Q-</text:span>коэффициент (так же называемый <text:span text:style-name="T2">quantizer'</text:span>ом) вручную, допускают дробные значения. Непосвященному в тонкости кодирования это кажется вполне нормальным, но после знакомства с алгоритмами работы <text:span text:style-name="T1">MPEG-4</text:span>,<text:span text:style-name="T1"> </text:span>возникает резонный вопрос: <text:span text:style-name="T5">как же </text:span><text:span text:style-name="T3">quantizer</text:span><text:span text:style-name="T5"> может быть дробным, если целый и только целый!</text:span> Оказывается, выбор нецелого <text:span text:style-name="T1">quantizer</text:span>'а приводит к тому, что часть фреймов кодируются с одним значением <text:span text:style-name="T1">Q</text:span>, а часть — с другим, причем, все значения, естественно, целые. А вот усреднение значение <text:span text:style-name="T1">Q-</text:span>коэффициентов уже выдает дробь.</text:p>
      <text:p text:style-name="P2">Считается, что при быстром мелькании качественных (т.<text:span text:style-name="T1"> </text:span>е. с низким <text:span text:style-name="T1">Q</text:span>, теряющим минимум деталей) и некачественных (т. е. с высоким <text:span text:style-name="T1">Q</text:span> с характерной для него "размытостью") кадров, человек улавливает детали и игнорирует размытость, в результате чего при чередовании кадров с <text:span text:style-name="T1">Q</text:span> и <text:span text:style-name="T1">Q</text:span>+1 субъективное качество приближается к <text:span text:style-name="T1">Q</text:span>. На самом деле, это весьма спорное утверждение. У автора статьи субъективное качество в первую очередь обуславливается наименее качественными кадрами<text:span text:style-name="T1"> </text:span>и не только у него одного. Чередование <text:span text:style-name="T1">Q</text:span> и <text:span text:style-name="T1">Q</text:span>+1 создает некоторое, трудное передаваемое словами, ощущения "дрожания" изображения и видеопоток, сжатый с <text:span text:style-name="T1">Q</text:span>+1 субъективно воспринимается более приятно, чем с <text:span text:style-name="T1">Q</text:span>/<text:span text:style-name="T1">Q</text:span>+1.</text:p>
      <text:p text:style-name="P2">Как бы там ни было, психофизические модели приемлемы только для сжатия видеофильмов, но никак не фиксации документального видео, от которого в первую очередь требуется предсказуемое качество, а если качество "пляшет" от одного кадра к другому, то по закону подлости самый удачный ракурс преступника будет записан с наихудшим <text:span text:style-name="T1">Q</text:span> (впрочем, тут нужно сделать оговорку, что охранные камеры, снабженные датчиком движения, обычно поддерживают запись отдельных фреймов в несжатом формате, что обеспечивает наивысшее качество, но и за короткое время "съедает" все дисковое пространство, а для камер наблюдения запись без сжатия вообще теряет весь смысл, поскольку движение, как правило, происходит постоянно).</text:p>
      <text:p text:style-name="P2">Отсюда <text:span text:style-name="T4">вывод</text:span>: <text:span text:style-name="T5">выбор дробного значения </text:span><text:span text:style-name="T3">quantizer</text:span><text:span text:style-name="T5">'а совершенно неоправда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2-13T14:30:00</dc:date>
    <meta:editing-cycles>17</meta:editing-cycles>
    <meta:editing-duration>PT42M</meta:editing-duration>
    <meta:document-statistic meta:table-count="0" meta:image-count="0" meta:object-count="0" meta:page-count="1" meta:paragraph-count="11" meta:word-count="364" meta:character-count="2690" meta:non-whitespace-character-count="2333"/>
    <meta:generator>LibreOffice/5.2.3.3$Linux_X86_64 LibreOffice_project/20m0$Build-3</meta:generator>
  </office:meta>
</office:document-meta>
</file>